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xa" svg:font-family="Helveticxa"/>
    <style:font-face style:name="Serif" svg:font-family="Serif" style:font-family-generic="roman"/>
    <style:font-face style:name="Helvetica" svg:font-family="Helvetica" style:font-family-generic="swiss"/>
    <style:font-face style:name="C059" svg:font-family="C059" style:font-pitch="variable"/>
    <style:font-face style:name="Cantarell Extra Bold" svg:font-family="'Cantarell Extra Bold'" style:font-pitch="variable"/>
    <style:font-face style:name="DejaVu Math TeX Gyre" svg:font-family="'DejaVu Math TeX Gyre'" style:font-pitch="variable"/>
    <style:font-face style:name="Lato Black" svg:font-family="'Lato Black'" style:font-pitch="variable"/>
    <style:font-face style:name="Quicksand Medium" svg:font-family="'Quicksand Medium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ntarell Extra Bold" fo:font-size="300pt" fo:font-weight="bold" officeooo:rsid="00015967" officeooo:paragraph-rsid="00015967" style:font-size-asian="300pt" style:font-weight-asian="bold" style:font-size-complex="300pt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style:font-name="Cantarell Extra Bold" fo:font-size="300pt" fo:font-weight="bold" officeooo:rsid="00015967" officeooo:paragraph-rsid="00015967" style:font-size-asian="300pt" style:font-weight-asian="bold" style:font-size-complex="30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</text:p>
      <text:p text:style-name="P2">S</text:p>
      <text:p text:style-name="P2">MP</text:p>
      <text:p text:style-name="P2">C</text:p>
      <text:p text:style-name="P2">L</text:p>
      <text:p text:style-name="P2">M</text:p>
      <text:p text:style-name="P2">KD</text:p>
      <text:p text:style-name="P2">S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xa" svg:font-family="Helveticxa"/>
    <style:font-face style:name="Serif" svg:font-family="Serif" style:font-family-generic="roman"/>
    <style:font-face style:name="Helvetica" svg:font-family="Helvetica" style:font-family-generic="swiss"/>
    <style:font-face style:name="C059" svg:font-family="C059" style:font-pitch="variable"/>
    <style:font-face style:name="Cantarell Extra Bold" svg:font-family="'Cantarell Extra Bold'" style:font-pitch="variable"/>
    <style:font-face style:name="DejaVu Math TeX Gyre" svg:font-family="'DejaVu Math TeX Gyre'" style:font-pitch="variable"/>
    <style:font-face style:name="Lato Black" svg:font-family="'Lato Black'" style:font-pitch="variable"/>
    <style:font-face style:name="Quicksand Medium" svg:font-family="'Quicksand Medium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8T14:48:48.642941084</meta:creation-date>
    <dc:date>2020-06-18T15:00:59.201255506</dc:date>
    <meta:editing-duration>PT2M</meta:editing-duration>
    <meta:editing-cycles>1</meta:editing-cycles>
    <meta:document-statistic meta:table-count="0" meta:image-count="0" meta:object-count="0" meta:page-count="8" meta:paragraph-count="8" meta:word-count="8" meta:character-count="11" meta:non-whitespace-character-count="11"/>
    <meta:generator>LibreOffice/6.4.3.2$Linux_X86_64 LibreOffice_project/40$Build-2</meta:generator>
  </office:meta>
</office:document-meta>
</file>